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weight="bold" officeooo:rsid="0024d5db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officeooo:rsid="001b0aa3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f0461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officeooo:rsid="000a5b40"/>
    </style:style>
    <style:style style:name="T13" style:family="text">
      <style:text-properties officeooo:rsid="000ae24d"/>
    </style:style>
    <style:style style:name="T14" style:family="text">
      <style:text-properties officeooo:rsid="000d5974"/>
    </style:style>
    <style:style style:name="T15" style:family="text">
      <style:text-properties officeooo:rsid="001086bb"/>
    </style:style>
    <style:style style:name="T16" style:family="text">
      <style:text-properties officeooo:rsid="00119dc8"/>
    </style:style>
    <style:style style:name="T17" style:family="text">
      <style:text-properties officeooo:rsid="001312e3"/>
    </style:style>
    <style:style style:name="T18" style:family="text">
      <style:text-properties officeooo:rsid="00146bc9"/>
    </style:style>
    <style:style style:name="T19" style:family="text">
      <style:text-properties officeooo:rsid="00178c7f"/>
    </style:style>
    <style:style style:name="T20" style:family="text">
      <style:text-properties officeooo:rsid="001b304f"/>
    </style:style>
    <style:style style:name="T21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2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3" style:family="text">
      <style:text-properties officeooo:rsid="001bfe8f"/>
    </style:style>
    <style:style style:name="T24" style:family="text">
      <style:text-properties officeooo:rsid="001c3fd2"/>
    </style:style>
    <style:style style:name="T25" style:family="text">
      <style:text-properties officeooo:rsid="001f0d57"/>
    </style:style>
    <style:style style:name="T26" style:family="text">
      <style:text-properties officeooo:rsid="001ff490"/>
    </style:style>
    <style:style style:name="T27" style:family="text">
      <style:text-properties officeooo:rsid="0021c047"/>
    </style:style>
    <style:style style:name="T28" style:family="text">
      <style:text-properties officeooo:rsid="00261687"/>
    </style:style>
    <style:style style:name="T29" style:family="text">
      <style:text-properties officeooo:rsid="00287fa7"/>
    </style:style>
    <style:style style:name="T30" style:family="text">
      <style:text-properties officeooo:rsid="0028fd49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3">NACIONAL DE SANEAMENTO BÁSICO</text:span> – <text:span text:style-name="T23">PNSB</text:span><text:span text:style-name="T12"> </text:span>20<text:span text:style-name="T15">2</text:span><text:span text:style-name="T19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7">Camboriú</text:span><text:span text:style-name="T14">, </text:span><text:span text:style-name="T17">26</text:span>, <text:s/>– sala<text:span text:style-name="T17">s</text:span> <text:span text:style-name="T17">402 e 403</text:span><text:span text:style-name="T14">,</text:span> <text:span text:style-name="T14">Bairro </text:span><text:span text:style-name="T17">Centro</text:span></text:p>
            <text:p text:style-name="P6">88301-<text:span text:style-name="T14">4</text:span><text:span text:style-name="T17">50</text:span> – Itajaí/SC</text:p>
            <text:p text:style-name="P11">Tel.: <text:span text:style-name="T24">(35) 98877</text:span>-2<text:span text:style-name="T24">380</text:span> (whatsapp) / (47) 3348-2351<text:span text:style-name="T16"> </text:span></text:p>
            <text:p text:style-name="P19"><text:span text:style-name="T1">e-mail</text:span><text:span text:style-name="T2">s</text:span><text:span text:style-name="T1">: </text:span><text:span text:style-name="T22">gustavo.m.oliveira</text:span><text:span text:style-name="Internet_20_link"><text:span text:style-name="T21">@ibge.gov.br</text:span></text:span></text:p>
            <text:p text:style-name="P19"><text:span text:style-name="Internet_20_link"><text:span text:style-name="T21">agitajai@ibge.gov.</text:span></text:span><text:span text:style-name="Internet_20_link"><text:span text:style-name="T22">b</text:span></text:span><text:span text:style-name="Internet_20_link"><text:span text:style-name="T21">r</text:span></text:span></text:p>
            <text:p text:style-name="Standard"><text:span text:style-name="T21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9">QUESTIONÁRIO</text:span> DE COLETA</text:p>
      <text:p text:style-name="Standard"/>
      <text:p text:style-name="P6"><text:span text:style-name="T6">Informante</text:span>: <text:span text:style-name="T9">Prefeitura Municipal de </text:span><text:span text:style-name="T10">B</text:span><text:span text:style-name="T11">ombinhas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8">Drenagem e Manejo de Águas Pluviais</text:span><text:span text:style-name="T7"> (M</text:span><text:span text:style-name="T8">AP</text:span><text:span text:style-name="T7">)</text:span><text:span text:style-name="T15">, contendo os seguintes blocos: Identificação do Município, Identificação do Prestador do Serviço, Responsável pela Informação do Prestador de Serviço, Caracterização </text:span><text:span text:style-name="T25">d</text:span><text:span text:style-name="T15">o Prestador </text:span><text:span text:style-name="T25">d</text:span><text:span text:style-name="T15">e Serviço, Aspectos legais, Serviço(S) </text:span><text:span text:style-name="T28">d</text:span><text:span text:style-name="T15">e Drenagem </text:span><text:span text:style-name="T28">e</text:span><text:span text:style-name="T15"> Manejo </text:span><text:span text:style-name="T28">d</text:span><text:span text:style-name="T15">e Águas Pluviais, Realizado(S) </text:span><text:span text:style-name="T28">p</text:span><text:span text:style-name="T15">or Terceiro(S), Captação, Condução </text:span><text:span text:style-name="T28">e</text:span><text:span text:style-name="T15"> Infiltração, Estruturas </text:span><text:span text:style-name="T28">d</text:span><text:span text:style-name="T15">e Detenção/Retenção, Sistema </text:span><text:span text:style-name="T28">d</text:span><text:span text:style-name="T15">e Proteção Contra Enchentes </text:span><text:span text:style-name="T28">e</text:span><text:span text:style-name="T15"> Inundações, Destinação, Tratamento, Monitoramento </text:span><text:span text:style-name="T28">d</text:span><text:span text:style-name="T15">e Nível, </text:span><text:span text:style-name="T28">d</text:span><text:span text:style-name="T15">e Vazão </text:span><text:span text:style-name="T28">e</text:span><text:span text:style-name="T15"> </text:span><text:span text:style-name="T28">d</text:span><text:span text:style-name="T15">e Qualidade </text:span><text:span text:style-name="T28">d</text:span><text:span text:style-name="T15">a Água, Manutenção, Melhoria </text:span><text:span text:style-name="T28">e</text:span><text:span text:style-name="T15"> Prevenção, Manejo </text:span><text:span text:style-name="T28">d</text:span><text:span text:style-name="T15">e Águas Pluviais </text:span><text:span text:style-name="T28">e</text:span><text:span text:style-name="T15">m Áreas Rurais, Educação Ambiental.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8">as informações necessárias para o preenchimento da </text:span>Pesquisa <text:span text:style-name="T26">Nacional de Saneamento Básico</text:span> – 20<text:span text:style-name="T15">2</text:span><text:span text:style-name="T19">4 </text:span><text:span text:style-name="T17">–,</text:span> <text:span text:style-name="T15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3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6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6">Chefe Substituto</text:span> do IBGE em Itajaí <text:span text:style-name="T17">e Região</text:span> <text:span text:style-name="T19">da AMFRI</text:span></text:p>
      <text:p text:style-name="P14">Matrícula <text:span text:style-name="T27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4-09-24T15:37:54.804000000</meta:print-date>
    <dc:date>2025-06-16T09:39:01.892000000</dc:date>
    <meta:editing-duration>P15DT2H42M18S</meta:editing-duration>
    <meta:editing-cycles>39</meta:editing-cycles>
    <meta:generator>LibreOffice/24.2.2.2$Windows_X86_64 LibreOffice_project/d56cc158d8a96260b836f100ef4b4ef25d6f1a01</meta:generator>
    <meta:printed-by>Arquivos PDF</meta:printed-by>
    <meta:document-statistic meta:table-count="2" meta:image-count="1" meta:object-count="0" meta:page-count="1" meta:paragraph-count="29" meta:word-count="286" meta:character-count="2441" meta:non-whitespace-character-count="2174"/>
  </office:meta>
</office:document-meta>
</file>